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0A7000000474348E54A47A67B3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officeooo:rsid="000ce629" officeooo:paragraph-rsid="000ce629"/>
    </style:style>
    <style:style style:name="P5" style:family="paragraph" style:parent-style-name="Standard">
      <style:paragraph-properties fo:margin-top="0in" fo:margin-bottom="0in" style:contextual-spacing="false" fo:line-height="200%"/>
      <style:text-properties style:font-name="arial" fo:font-size="18pt" officeooo:rsid="000ce629" officeooo:paragraph-rsid="000ce629" style:font-size-asian="18pt" style:font-size-complex="18pt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officeooo:rsid="000ce629" officeooo:paragraph-rsid="000ce629" style:font-size-asian="18pt" style:font-size-complex="18pt"/>
    </style:style>
    <style:style style:name="P7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officeooo:rsid="000ce629" officeooo:paragraph-rsid="000ce629" style:font-size-asian="18pt" style:font-size-complex="18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0ce629" officeooo:paragraph-rsid="000ce629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0e96e3" officeooo:paragraph-rsid="000e96e3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138746" officeooo:paragraph-rsid="00138746" style:font-size-asian="12pt" style:font-size-complex="12pt"/>
    </style:style>
    <style:style style:name="P11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15d62b" officeooo:paragraph-rsid="0015d62b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15d62b" officeooo:paragraph-rsid="002168c4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200%"/>
      <style:text-properties style:font-name="arial" fo:font-size="12pt" officeooo:rsid="0024023c" officeooo:paragraph-rsid="0024023c" style:font-size-asian="12pt" style:font-size-complex="12pt"/>
    </style:style>
    <style:style style:name="P14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normal" officeooo:rsid="000ce629" officeooo:paragraph-rsid="000ce62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normal" officeooo:rsid="000e96e3" officeooo:paragraph-rsid="006ff9dd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bold" officeooo:rsid="0024023c" officeooo:paragraph-rsid="0024023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bold" officeooo:rsid="000e96e3" officeooo:paragraph-rsid="000e96e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bold" officeooo:rsid="004dece0" officeooo:paragraph-rsid="004dece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false" fo:line-height="200%"/>
      <style:text-properties style:font-name="arial" fo:font-size="12pt" fo:font-weight="bold" officeooo:rsid="000e96e3" officeooo:paragraph-rsid="006ff9dd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solid" style:text-underline-width="auto" style:text-underline-color="font-color" fo:font-weight="bold" officeooo:rsid="002a9ea2" officeooo:paragraph-rsid="004d039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solid" style:text-underline-width="auto" style:text-underline-color="font-color" fo:font-weight="bold" officeooo:rsid="003edfba" officeooo:paragraph-rsid="003edfb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solid" style:text-underline-width="auto" style:text-underline-color="font-color" fo:font-weight="bold" officeooo:rsid="003edfba" officeooo:paragraph-rsid="00504a8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solid" style:text-underline-width="auto" style:text-underline-color="font-color" fo:font-weight="bold" officeooo:rsid="003a9e23" officeooo:paragraph-rsid="004d039a" fo:background-color="#ffff0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none" fo:font-weight="normal" officeooo:rsid="00504a85" officeooo:paragraph-rsid="00504a8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none" fo:font-weight="normal" officeooo:rsid="005de43e" officeooo:paragraph-rsid="005de43e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200%"/>
      <style:text-properties style:font-name="arial" fo:font-size="12pt" style:text-underline-style="none" fo:font-weight="normal" officeooo:rsid="006c6f52" officeooo:paragraph-rsid="006c6f52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200%"/>
      <style:text-properties style:font-name="arial" fo:font-size="12pt" style:text-underline-style="none" fo:font-weight="normal" officeooo:rsid="006ff9dd" officeooo:paragraph-rsid="006ff9d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200%"/>
      <style:text-properties style:font-name="arial" fo:font-size="12pt" style:text-underline-style="none" fo:font-weight="bold" officeooo:rsid="00689b04" officeooo:paragraph-rsid="00689b0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style:contextual-spacing="false" fo:line-height="200%"/>
      <style:text-properties style:text-position="0% 100%" style:font-name="arial" fo:font-size="12pt" officeooo:rsid="0015d62b" officeooo:paragraph-rsid="0015d62b" style:font-size-asian="12pt" style:font-size-complex="12pt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00ce629" officeooo:paragraph-rsid="000ce629" style:font-size-asian="22pt" style:font-weight-asian="bold" style:font-size-complex="22pt" style:font-weight-complex="bold"/>
    </style:style>
    <style:style style:name="P31" style:family="paragraph" style:parent-style-name="Standard">
      <style:paragraph-properties fo:margin-top="0in" fo:margin-bottom="0in" style:contextual-spacing="false" fo:line-height="200%"/>
      <style:text-properties style:use-window-font-color="true" loext:opacity="0%" style:font-name="arial" fo:font-size="12pt" style:text-underline-style="none" fo:font-weight="bold" officeooo:rsid="00672f9a" officeooo:paragraph-rsid="00672f9a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ff9dd" style:font-weight-asian="bold" style:font-weight-complex="bold"/>
    </style:style>
    <style:style style:name="T3" style:family="text">
      <style:text-properties fo:font-weight="bold" officeooo:rsid="0016f13c" fo:background-color="#ffff00" loext:char-shading-value="0" style:font-weight-asian="bold" style:font-weight-complex="bold"/>
    </style:style>
    <style:style style:name="T4" style:family="text">
      <style:text-properties fo:font-weight="bold" officeooo:rsid="0018733b" fo:background-color="#ffff00" loext:char-shading-value="0" style:font-weight-asian="bold" style:font-weight-complex="bold"/>
    </style:style>
    <style:style style:name="T5" style:family="text">
      <style:text-properties fo:font-weight="bold" officeooo:rsid="0019bb22" fo:background-color="#ffff00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f13c" style:font-weight-asian="normal" style:font-weight-complex="normal"/>
    </style:style>
    <style:style style:name="T8" style:family="text">
      <style:text-properties fo:font-weight="normal" officeooo:rsid="00790143" style:font-weight-asian="normal" style:font-weight-complex="normal"/>
    </style:style>
    <style:style style:name="T9" style:family="text">
      <style:text-properties fo:font-weight="normal" officeooo:rsid="0016f13c" fo:background-color="#ffff00" loext:char-shading-value="0" style:font-weight-asian="normal" style:font-weight-complex="normal"/>
    </style:style>
    <style:style style:name="T10" style:family="text">
      <style:text-properties fo:font-weight="normal" officeooo:rsid="0018733b" fo:background-color="#ffff00" loext:char-shading-value="0" style:font-weight-asian="normal" style:font-weight-complex="normal"/>
    </style:style>
    <style:style style:name="T11" style:family="text">
      <style:text-properties fo:font-weight="normal" officeooo:rsid="0019bb22" fo:background-color="#ffff00" loext:char-shading-value="0" style:font-weight-asian="normal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style:text-position="sub 58%" fo:font-size="12pt" fo:font-weight="bold" officeooo:rsid="000e96e3" style:font-size-asian="12pt" style:font-weight-asian="bold" style:font-size-complex="12pt" style:font-weight-complex="bold"/>
    </style:style>
    <style:style style:name="T14" style:family="text">
      <style:text-properties style:text-position="sub 58%" fo:font-weight="bold" style:font-weight-asian="bold" style:font-weight-complex="bold"/>
    </style:style>
    <style:style style:name="T15" style:family="text">
      <style:text-properties style:text-position="sub 58%" fo:font-weight="bold" officeooo:rsid="000e96e3" style:font-weight-asian="bold" style:font-weight-complex="bold"/>
    </style:style>
    <style:style style:name="T16" style:family="text">
      <style:text-properties style:text-position="sub 58%" fo:font-weight="bold" officeooo:rsid="0018733b" style:font-weight-asian="bold" style:font-weight-complex="bold"/>
    </style:style>
    <style:style style:name="T17" style:family="text">
      <style:text-properties style:text-position="sub 58%" fo:font-weight="bold" fo:background-color="#ffff00" loext:char-shading-value="0" style:font-weight-asian="bold" style:font-weight-complex="bold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ize="12pt" fo:font-weight="bold" officeooo:rsid="000e96e3" style:font-size-asian="12pt" style:font-weight-asian="bold" style:font-size-complex="12pt" style:font-weight-complex="bold"/>
    </style:style>
    <style:style style:name="T20" style:family="text">
      <style:text-properties style:text-position="0% 100%" fo:font-size="12pt" fo:font-weight="normal" officeooo:rsid="000e96e3" style:font-size-asian="12pt" style:font-weight-asian="normal" style:font-size-complex="12pt" style:font-weight-complex="normal"/>
    </style:style>
    <style:style style:name="T21" style:family="text">
      <style:text-properties style:text-position="0% 100%" fo:font-size="12pt" fo:font-weight="normal" officeooo:rsid="004ae5e7" style:font-size-asian="12pt" style:font-weight-asian="normal" style:font-size-complex="12pt" style:font-weight-complex="normal"/>
    </style:style>
    <style:style style:name="T22" style:family="text">
      <style:text-properties style:text-position="0% 100%" fo:font-weight="normal" style:font-weight-asian="normal" style:font-weight-complex="normal"/>
    </style:style>
    <style:style style:name="T23" style:family="text">
      <style:text-properties style:text-position="0% 100%" fo:font-weight="normal" officeooo:rsid="000e96e3" style:font-weight-asian="normal" style:font-weight-complex="normal"/>
    </style:style>
    <style:style style:name="T24" style:family="text">
      <style:text-properties style:text-position="0% 100%" fo:font-weight="normal" officeooo:rsid="001aa65e" style:font-weight-asian="normal" style:font-weight-complex="normal"/>
    </style:style>
    <style:style style:name="T25" style:family="text">
      <style:text-properties style:text-position="0% 100%" fo:font-weight="normal" officeooo:rsid="0021de26" style:font-weight-asian="normal" style:font-weight-complex="normal"/>
    </style:style>
    <style:style style:name="T26" style:family="text">
      <style:text-properties style:text-position="0% 100%" fo:font-weight="normal" officeooo:rsid="006ff9dd" style:font-weight-asian="normal" style:font-weight-complex="normal"/>
    </style:style>
    <style:style style:name="T27" style:family="text">
      <style:text-properties style:text-position="0% 100%" fo:font-weight="normal" officeooo:rsid="007744a2" style:font-weight-asian="normal" style:font-weight-complex="normal"/>
    </style:style>
    <style:style style:name="T28" style:family="text">
      <style:text-properties style:text-position="0% 100%" fo:font-weight="normal" officeooo:rsid="004ae5e7" style:font-weight-asian="normal" style:font-weight-complex="normal"/>
    </style:style>
    <style:style style:name="T29" style:family="text">
      <style:text-properties style:text-position="0% 100%" fo:font-weight="bold" style:font-weight-asian="bold" style:font-weight-complex="bold"/>
    </style:style>
    <style:style style:name="T30" style:family="text">
      <style:text-properties style:text-position="0% 100%" fo:font-weight="bold" officeooo:rsid="000e96e3" style:font-weight-asian="bold" style:font-weight-complex="bold"/>
    </style:style>
    <style:style style:name="T31" style:family="text">
      <style:text-properties style:text-position="0% 100%" fo:font-weight="bold" officeooo:rsid="005a10cb" style:font-weight-asian="bold" style:font-weight-complex="bold"/>
    </style:style>
    <style:style style:name="T32" style:family="text">
      <style:text-properties style:text-position="0% 100%" fo:font-weight="bold" fo:background-color="#ffff00" loext:char-shading-value="0" style:font-weight-asian="bold" style:font-weight-complex="bold"/>
    </style:style>
    <style:style style:name="T33" style:family="text">
      <style:text-properties style:text-position="0% 100%" fo:font-weight="bold" officeooo:rsid="000fe500" fo:background-color="#ffff00" loext:char-shading-value="0" style:font-weight-asian="bold" style:font-weight-complex="bold"/>
    </style:style>
    <style:style style:name="T34" style:family="text">
      <style:text-properties style:text-position="0% 100%" fo:font-weight="bold" officeooo:rsid="00701f6c" fo:background-color="#ffff00" loext:char-shading-value="0" style:font-weight-asian="bold" style:font-weight-complex="bold"/>
    </style:style>
    <style:style style:name="T35" style:family="text">
      <style:text-properties style:text-position="0% 100%" style:text-underline-style="none" fo:font-weight="normal" officeooo:rsid="0024023c" style:font-weight-asian="normal" style:font-weight-complex="normal"/>
    </style:style>
    <style:style style:name="T36" style:family="text">
      <style:text-properties style:text-position="0% 100%" style:text-underline-style="none" fo:font-weight="normal" officeooo:rsid="00138746" style:font-weight-asian="normal" style:font-weight-complex="normal"/>
    </style:style>
    <style:style style:name="T37" style:family="text">
      <style:text-properties style:text-position="0% 100%" style:text-underline-style="none" fo:font-weight="normal" officeooo:rsid="004fb0b1" style:font-weight-asian="normal" style:font-weight-complex="normal"/>
    </style:style>
    <style:style style:name="T38" style:family="text">
      <style:text-properties style:text-position="0% 100%" style:text-underline-style="none" fo:font-weight="normal" officeooo:rsid="00504a85" style:font-weight-asian="normal" style:font-weight-complex="normal"/>
    </style:style>
    <style:style style:name="T39" style:family="text">
      <style:text-properties style:text-position="0% 100%" style:text-underline-style="none" fo:font-weight="normal" officeooo:rsid="0050a011" style:font-weight-asian="normal" style:font-weight-complex="normal"/>
    </style:style>
    <style:style style:name="T40" style:family="text">
      <style:text-properties style:text-position="0% 100%" style:text-underline-style="none" fo:font-weight="normal" officeooo:rsid="00517a64" style:font-weight-asian="normal" style:font-weight-complex="normal"/>
    </style:style>
    <style:style style:name="T41" style:family="text">
      <style:text-properties style:text-position="0% 100%" style:text-underline-style="none" fo:font-weight="normal" officeooo:rsid="005270c9" style:font-weight-asian="normal" style:font-weight-complex="normal"/>
    </style:style>
    <style:style style:name="T42" style:family="text">
      <style:text-properties style:text-position="0% 100%" style:text-underline-style="none" fo:font-weight="normal" officeooo:rsid="005514f2" style:font-weight-asian="normal" style:font-weight-complex="normal"/>
    </style:style>
    <style:style style:name="T43" style:family="text">
      <style:text-properties style:text-position="0% 100%" style:text-underline-style="none" fo:font-weight="normal" officeooo:rsid="007b8901" style:font-weight-asian="normal" style:font-weight-complex="normal"/>
    </style:style>
    <style:style style:name="T44" style:family="text">
      <style:text-properties style:text-position="0% 100%" style:text-underline-style="none" fo:font-weight="normal" officeooo:rsid="007c500b" style:font-weight-asian="normal" style:font-weight-complex="normal"/>
    </style:style>
    <style:style style:name="T45" style:family="text">
      <style:text-properties style:text-position="0% 100%" style:text-underline-style="none" fo:font-weight="bold" officeooo:rsid="004cdb60" style:font-weight-asian="bold" style:font-weight-complex="bold"/>
    </style:style>
    <style:style style:name="T46" style:family="text">
      <style:text-properties style:text-position="0% 100%" style:text-underline-style="none" officeooo:rsid="004bb6c5"/>
    </style:style>
    <style:style style:name="T47" style:family="text">
      <style:text-properties style:text-position="0% 100%" style:text-underline-style="none" officeooo:rsid="00138746"/>
    </style:style>
    <style:style style:name="T48" style:family="text">
      <style:text-properties style:text-position="0% 100%" style:text-underline-style="none" officeooo:rsid="00504a85"/>
    </style:style>
    <style:style style:name="T49" style:family="text">
      <style:text-properties style:text-position="0% 100%" style:text-underline-style="none" officeooo:rsid="005a0741"/>
    </style:style>
    <style:style style:name="T50" style:family="text">
      <style:text-properties style:text-position="0% 100%" fo:background-color="#ffff00" loext:char-shading-value="0"/>
    </style:style>
    <style:style style:name="T51" style:family="text">
      <style:text-properties style:text-position="0% 100%" officeooo:rsid="006ff9dd" fo:background-color="#ffff00" loext:char-shading-value="0"/>
    </style:style>
    <style:style style:name="T52" style:family="text">
      <style:text-properties style:text-position="0% 100%" officeooo:rsid="000fe500" fo:background-color="#ffff00" loext:char-shading-value="0"/>
    </style:style>
    <style:style style:name="T53" style:family="text">
      <style:text-properties style:text-position="0% 100%" officeooo:rsid="00701f6c" fo:background-color="#ffff00" loext:char-shading-value="0"/>
    </style:style>
    <style:style style:name="T54" style:family="text">
      <style:text-properties style:text-position="0% 100%" officeooo:rsid="0072712d" fo:background-color="#ffff00" loext:char-shading-value="0"/>
    </style:style>
    <style:style style:name="T55" style:family="text">
      <style:text-properties style:text-position="0% 100%" officeooo:rsid="0024023c"/>
    </style:style>
    <style:style style:name="T56" style:family="text">
      <style:text-properties style:text-position="0% 100%" officeooo:rsid="005a10cb"/>
    </style:style>
    <style:style style:name="T57" style:family="text">
      <style:text-properties style:text-position="0% 100%" officeooo:rsid="000e96e3"/>
    </style:style>
    <style:style style:name="T58" style:family="text">
      <style:text-properties style:text-position="0% 100%" officeooo:rsid="006ff9dd"/>
    </style:style>
    <style:style style:name="T59" style:family="text">
      <style:text-properties style:text-position="0% 100%" officeooo:rsid="00701f6c"/>
    </style:style>
    <style:style style:name="T60" style:family="text">
      <style:text-properties style:text-position="0% 100%" officeooo:rsid="00762dea"/>
    </style:style>
    <style:style style:name="T61" style:family="text">
      <style:text-properties style:text-underline-style="none" fo:font-weight="normal" officeooo:rsid="002b98f7" style:font-weight-asian="normal" style:font-weight-complex="normal"/>
    </style:style>
    <style:style style:name="T62" style:family="text">
      <style:text-properties style:text-underline-style="none" fo:font-weight="normal" officeooo:rsid="002c70c7" style:font-weight-asian="normal" style:font-weight-complex="normal"/>
    </style:style>
    <style:style style:name="T63" style:family="text">
      <style:text-properties style:text-underline-style="none" fo:font-weight="normal" officeooo:rsid="002e5490" style:font-weight-asian="normal" style:font-weight-complex="normal"/>
    </style:style>
    <style:style style:name="T64" style:family="text">
      <style:text-properties style:text-underline-style="none" officeooo:rsid="004d039a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officeooo:rsid="005de43e"/>
    </style:style>
    <style:style style:name="T67" style:family="text">
      <style:text-properties officeooo:rsid="006401aa"/>
    </style:style>
    <style:style style:name="T68" style:family="text">
      <style:text-properties officeooo:rsid="006d2faf"/>
    </style:style>
    <style:style style:name="T69" style:family="text">
      <style:text-properties officeooo:rsid="006ff9dd"/>
    </style:style>
    <style:style style:name="T70" style:family="text">
      <style:text-properties officeooo:rsid="00738543"/>
    </style:style>
    <style:style style:name="T71" style:family="text">
      <style:text-properties officeooo:rsid="0075a3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Arquitectura de Computadores - 22GIIN</text:p>
      <text:p text:style-name="P30">Actividad 1 - Portafolio</text:p>
      <text:p text:style-name="P4"><text:span text:style-name="T65">Gagliardo Miguel Angel</text:span></text:p>
      <text:p text:style-name="P6">29 de Octubre de 2023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><text:soft-page-break/><text:span text:style-name="T1">1) </text:span><text:span text:style-name="T28">S</text:span><text:span text:style-name="T23">e tienen dos computadores (</text:span><text:span text:style-name="T30">X</text:span><text:span text:style-name="T23"> y </text:span><text:span text:style-name="T30">Y</text:span><text:span text:style-name="T23">), un programa </text:span><text:span text:style-name="T30">α</text:span><text:span text:style-name="T23">, y </text:span><text:span text:style-name="T30">T</text:span><text:span text:style-name="T15">x </text:span><text:span text:style-name="T23">y</text:span><text:span text:style-name="T30"> T</text:span><text:span text:style-name="T15">y</text:span><text:span text:style-name="T30"> </text:span><text:span text:style-name="T23">que representan respectivamente el tiempo que tarda cada computador </text:span><text:span text:style-name="T30">X</text:span><text:span text:style-name="T23"> y </text:span><text:span text:style-name="T30">Y</text:span><text:span text:style-name="T23">, para ejecutar el</text:span></text:p>
      <text:p text:style-name="P14"><text:span text:style-name="T57">programa </text:span><text:span text:style-name="T30">α</text:span><text:span text:style-name="T57">.</text:span></text:p>
      <text:p text:style-name="P9"><text:span text:style-name="T29">a) </text:span><text:span text:style-name="T22">Si </text:span><text:span text:style-name="T29"><text:s/>T</text:span><text:span text:style-name="T14">x </text:span><text:span text:style-name="T22">= 75 y</text:span><text:span text:style-name="T29"> T</text:span><text:span text:style-name="T14">y </text:span><text:span text:style-name="T22">= 62 ¿cuál de los dos computadores resulta tener el mejor</text:span></text:p>
      <text:p text:style-name="P9"><text:span text:style-name="T22">rendimiento desde </text:span><text:span text:style-name="T29">el punto de vista cualitativo</text:span><text:span text:style-name="T22">?</text:span></text:p>
      <text:p text:style-name="P9"><text:span text:style-name="T29">b) </text:span><text:span text:style-name="T22">Con los valores para </text:span><text:span text:style-name="T29">T</text:span><text:span text:style-name="T14">x </text:span><text:span text:style-name="T22">y</text:span><text:span text:style-name="T29"> T</text:span><text:span text:style-name="T14">y</text:span><text:span text:style-name="T22"> anteriores, calcule cuál de ellos representa</text:span></text:p>
      <text:p text:style-name="P9"><text:span text:style-name="T22">una mejora prestación.</text:span></text:p>
      <text:p text:style-name="P17"><text:span text:style-name="T18">En ambos casos, justifique su respuesta.</text:span></text:p>
      <text:p text:style-name="P19"><text:span text:style-name="T46">a) </text:span><text:span text:style-name="T26">D</text:span><text:span text:style-name="T22">ado </text:span><text:span text:style-name="T26">que e</text:span><text:span text:style-name="T22">l rendimiento mantiene una relación inversa al tiempo de</text:span></text:p>
      <text:p text:style-name="P15"><text:span text:style-name="T18">ejecución, </text:span><text:span text:style-name="T58">o sea</text:span><text:span text:style-name="T18"> a menor tiempo de ejecución se tiene un </text:span><text:span text:style-name="T58">mayor rendimiento, y viceversa, </text:span><text:span text:style-name="T60">p</text:span><text:span text:style-name="T59">odemos decir entonces </text:span><text:span text:style-name="T51">d</text:span><text:span text:style-name="T50">esde </text:span><text:span text:style-name="T32">el punto de vista cualitativo</text:span><text:span text:style-name="T50"> </text:span><text:span text:style-name="T53">que </text:span><text:span text:style-name="T32">el mejor rendimiento</text:span><text:span text:style-name="T50"> lo tiene </text:span><text:span text:style-name="T52">el computador</text:span><text:span text:style-name="T33"> </text:span><text:span text:style-name="T34">Y,</text:span><text:span text:style-name="T53"> </text:span><text:span text:style-name="T54">ya</text:span><text:span text:style-name="T51"> que </text:span><text:span text:style-name="T53">su </text:span><text:span text:style-name="T50">tiempo de ejecucion del programa </text:span><text:span text:style-name="T32">α</text:span><text:span text:style-name="T50"> es </text:span><text:span text:style-name="T32">menor</text:span><text:span text:style-name="T50"> </text:span><text:span text:style-name="T53">al de el computador </text:span><text:span text:style-name="T32">X</text:span><text:span text:style-name="T50">, dado que: </text:span><text:span text:style-name="T32">T</text:span><text:span text:style-name="T17">x </text:span><text:span text:style-name="T50">= 75 y</text:span><text:span text:style-name="T32"> T</text:span><text:span text:style-name="T17">y </text:span><text:span text:style-name="T50">= 62: <text:s/></text:span><text:span text:style-name="T32">T</text:span><text:span text:style-name="T17">y </text:span><text:span text:style-name="T32">&lt;</text:span><text:span text:style-name="T17"> </text:span><text:span text:style-name="T32">T</text:span><text:span text:style-name="T17">x</text:span></text:p>
      <text:p text:style-name="P12"><text:span text:style-name="T45">b) </text:span><text:span text:style-name="T22">Dado que el computador </text:span><text:span text:style-name="T29">Y</text:span><text:span text:style-name="T22"> tiene un mejor rendimiento que el procesador </text:span><text:span text:style-name="T29">X</text:span><text:span text:style-name="T22">, entonces podemos decir que </text:span><text:span text:style-name="T29">Y</text:span><text:span text:style-name="T22"> </text:span><text:span text:style-name="T27">representa una </text:span><text:span text:style-name="T22">mejor prestaci</text:span><text:span text:style-name="T23">ó</text:span><text:span text:style-name="T22">n.</text:span></text:p>
      <text:p text:style-name="P11"><text:span text:style-name="T22">Cuantitativamente lo podemos demostrar </text:span><text:span text:style-name="T24">utilizando </text:span><text:span text:style-name="T25">la </text:span><text:span text:style-name="T24">ecuación de rendimiento </text:span><text:span text:style-name="T22">de la siguiente manera:</text:span></text:p>
      <text:p text:style-name="P10"><text:span text:style-name="T22">Si <text:s/></text:span><text:span text:style-name="T30">T</text:span><text:span text:style-name="T16">y</text:span><text:span text:style-name="T15"> </text:span><text:span text:style-name="T23">&lt;</text:span><text:span text:style-name="T30"> T</text:span><text:span text:style-name="T16">x</text:span><text:span text:style-name="T30"> </text:span><text:span text:style-name="T23">; </text:span><text:span text:style-name="T22">Entonces: </text:span><text:span text:style-name="T22"><draw:frame draw:style-name="fr2" draw:name="Object1" text:anchor-type="as-char" svg:y="-0.2437in" svg:width="2.1638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9"><text:span text:style-name="T8">P</text:span><text:span text:style-name="T7">odemos afirmar </text:span><text:span text:style-name="T8">entonces </text:span><text:span text:style-name="T7">que </text:span><text:span text:style-name="T3">Y</text:span><text:span text:style-name="T9"> es </text:span><text:span text:style-name="T4">~</text:span><text:span text:style-name="T3">1.2</text:span><text:span text:style-name="T4">1</text:span><text:span text:style-name="T10"> veces más rápido que </text:span><text:span text:style-name="T4">X</text:span><text:span text:style-name="T10">, o bien que </text:span><text:span text:style-name="T4">Y </text:span><text:span text:style-name="T10"><text:s/>es</text:span><text:span text:style-name="T4"> </text:span><text:span text:style-name="T5">21%</text:span><text:span text:style-name="T10"> </text:span><text:span text:style-name="T11">más rápido que </text:span><text:span text:style-name="T5">X.</text:span></text:p>
      <text:p text:style-name="P13"><text:soft-page-break/><text:span text:style-name="T22">2) Se quiere mejorar el procesador utilizado para un servicio web. Para eso, se decide comprar uno nuevo que es 5 veces más rápido en cómputo (en la aplicación de servicio web) que el procesador anterior. Suponiendo que el procesador original está ocupado con el cálculo el 55% del tiempo y está esperando por E/S el 45% del tiempo, entonces:</text:span></text:p>
      <text:p text:style-name="P16"><text:span text:style-name="T18">a) ¿Cuál es la aceleración general obtenida al incorporar la mejora?</text:span></text:p>
      <text:p text:style-name="P16"><text:span text:style-name="T18">b) ¿Cuál conclusión se obtiene a raíz de esa mejora en el procesador?</text:span></text:p>
      <text:p text:style-name="P20"><text:span text:style-name="T64">a) </text:span><text:span text:style-name="T61">Utilizando la Ley de </text:span><text:span text:style-name="T62">Amdahl </text:span><text:span text:style-name="T63">y considerando que el </text:span><text:span text:style-name="T35">procesador original está ocupado con el cálculo el 55% del tiempo y está esperando por E/S el 45% del </text:span><text:span text:style-name="T43">mismo</text:span><text:span text:style-name="T35">:</text:span></text:p>
      <text:p text:style-name="P20"><text:span text:style-name="T35"><draw:frame draw:style-name="fr2" draw:name="Object2" text:anchor-type="as-char" svg:y="-0.2437in" svg:width="5.2543in" svg:height="0.601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3"><text:span text:style-name="T35">P</text:span><text:span text:style-name="T36">odemos decir </text:span><text:span text:style-name="T40">entonces </text:span><text:span text:style-name="T36">que con </text:span><text:span text:style-name="T41">una </text:span><text:span text:style-name="T36">mejora introducida en </text:span><text:span text:style-name="T42">una </text:span><text:span text:style-name="T36">fracción de tiem</text:span><text:span text:style-name="T41">po </text:span><text:span text:style-name="T47">t = 0.55,</text:span><text:span text:style-name="T36"> </text:span><text:span text:style-name="T39">que el tiempo de procesamiento se reducirá en un factor </text:span><text:span text:style-name="T47">k = 5,</text:span><text:span text:style-name="T36"> </text:span><text:span text:style-name="T44">obteniendo finalmente</text:span><text:span text:style-name="T36"> una aceleración de </text:span><text:span text:style-name="T47">1.78 </text:span><text:span text:style-name="T49">respecto del tiempo original.</text:span></text:p>
      <text:p text:style-name="P18"><text:span text:style-name="T18">b) </text:span><text:span text:style-name="T37">Asumiendo que no hay mejora alguna, y aplicando nuevamente Ley de Amdahl </text:span><text:span text:style-name="T38">Ceteris Paribus podemos decir que la aceleración global más alta que se puede conseguir será de </text:span><text:span text:style-name="T48">2.22</text:span><text:span text:style-name="T38">.</text:span></text:p>
      <text:p text:style-name="P21"><draw:frame draw:style-name="fr2" draw:name="Object3" text:anchor-type="as-char" svg:y="-0.2437in" svg:width="2.552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4"><text:soft-page-break/>Por tanto, vemos como con un procesador 5 veces más rápido en cómputo (<text:span text:style-name="T55">en la aplicación de servicio web) </text:span><text:span text:style-name="T56">obtenemos una mejora en la performance </text:span><text:span text:style-name="T31">solo 25% por debajo</text:span><text:span text:style-name="T56"> de la aceleración global ms alta que se puede conseguir: </text:span><text:span text:style-name="T56"><draw:frame draw:style-name="fr2" draw:name="Object4" text:anchor-type="as-char" svg:y="-0.2437in" svg:width="0.8374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2"><text:span text:style-name="T18"/></text:p>
      <text:p text:style-name="P28"><text:span text:style-name="T18">CONCLUSION</text:span></text:p>
      <text:p text:style-name="P26">Hemos visto <text:span text:style-name="T68">a través de estos ejercicios como diferenciar el rendimiento de distintos procesadores desde un punto de vista cualitativo </text:span><text:span text:style-name="T70">y, </text:span><text:span text:style-name="T68">por otro lado, hemos </text:span><text:span text:style-name="T69">calculado la aceleración obtenida al insertar una mejora </text:span><text:span text:style-name="T70">como ser un procesador</text:span><text:span text:style-name="T69"> en un sistema </text:span><text:span text:style-name="T70">a</text:span><text:span text:style-name="T69"> la vez que hemos comprendido tal como expresa la Ley de Amdahl que </text:span><text:span text:style-name="T2">la mejora obtenida en el rendimiento de un sistema está limitada por la fracción de tiempo que se utiliza el componente que estamos alterando</text:span><text:span text:style-name="T69">, siendo nuestro caso el procesador.</text:span></text:p>
      <text:p text:style-name="P27">Cabe destacar a su vez que en estos ejercicios no hemos hecho un análisis desde el punto de vista del <text:span text:style-name="T1">coste</text:span>, factor importante a considerar <text:span text:style-name="T71">al introducir una mejora de este tipo, sobre todo en empresas y más aun a gran escala.</text:span></text:p>
      <text:p text:style-name="P27"/>
      <text:p text:style-name="P31">BIBLIOGRAFIA UTILIZADA</text:p>
      <text:p text:style-name="P25">Figueras, G. E. (2019). ARQUITECTURA DE COMPUTADORES. Manual del curso.</text:p>
      <text:p text:style-name="P25">Universidad Internacional de Valencia. <text:span text:style-name="T1">Tema 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MT1" style:family="text">
      <style:text-properties officeooo:rsid="006401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<draw:frame draw:style-name="Mfr1" draw:name="Image2" text:anchor-type="char" svg:x="5.0929in" svg:y="-0.4898in" svg:width="1.7398in" svg:height="0.7398in" draw:z-index="5"><draw:image xlink:href="Pictures/10000000000000A7000000474348E54A47A67B37.png" xlink:type="simple" xlink:show="embed" xlink:actuate="onLoad" draw:mime-type="image/png"/></draw:frame></text:p>
      </style:header>
      <style:header-first>
        <text:p text:style-name="MP1"/>
        <text:p text:style-name="MP1"/>
        <text:p text:style-name="MP2"><draw:frame draw:style-name="Mfr1" draw:name="Image3" text:anchor-type="char" svg:x="5.0929in" svg:y="-0.4898in" svg:width="1.7398in" svg:height="0.7398in" draw:z-index="7"><draw:image xlink:href="Pictures/10000000000000A7000000474348E54A47A67B37.png" xlink:type="simple" xlink:show="embed" xlink:actuate="onLoad" draw:mime-type="image/png"/></draw:frame></text:p>
      </style:header-first>
      <style:footer>
        <text:p text:style-name="MP3"><text:tab/><text:page-number text:select-page="current">4</text:page-number> <text:span text:style-name="MT1">de </text:span><text:span text:style-name="MT1"><text:page-count>4</text:page-count></text:span></text:p>
      </style:footer>
      <style:footer-first>
        <text:p text:style-name="MP3"><text:tab/><text:page-number text:select-page="current">1</text:page-number> <text:span text:style-name="MT1">de </text:span><text:span text:style-name="MT1"><text:page-count>4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59:34.731664686</meta:creation-date>
    <dc:date>2023-10-29T15:45:23.051663591</dc:date>
    <meta:editing-duration>PT1H44M52S</meta:editing-duration>
    <meta:editing-cycles>107</meta:editing-cycles>
    <meta:generator>LibreOffice/7.3.7.2$Linux_X86_64 LibreOffice_project/30$Build-2</meta:generator>
    <meta:document-statistic meta:table-count="0" meta:image-count="2" meta:object-count="4" meta:page-count="4" meta:paragraph-count="34" meta:word-count="610" meta:character-count="3434" meta:non-whitespace-character-count="2851"/>
  </office:meta>
</office:document-meta>
</file>

<file path=Object 1/content.xml><?xml version="1.0" encoding="utf-8"?>
<math xmlns="http://www.w3.org/1998/Math/MathML" display="block">
  <semantics>
    <mrow>
      <mrow>
        <mi mathvariant="italic">Ar</mi>
        <mo stretchy="false">=</mo>
        <mfrac>
          <mi mathvariant="italic">Tx</mi>
          <mi mathvariant="italic">Ty</mi>
        </mfrac>
      </mrow>
      <mo stretchy="false">→</mo>
      <mrow>
        <mi mathvariant="italic">Ar</mi>
        <mo stretchy="false">=</mo>
        <mfrac>
          <mn>75</mn>
          <mn>62</mn>
        </mfrac>
      </mrow>
      <mo stretchy="false">→</mo>
      <mi mathvariant="italic">Ar</mi>
      <mrow>
        <mspace width="2em"/>
        <mo stretchy="false">=</mo>
        <mn>1.21</mn>
      </mrow>
    </mrow>
    <annotation encoding="StarMath 5.0">Ar = {Tx} over {Ty} -&gt; Ar = {75} over {62} -&gt; Ar ~= 1.21</annotation>
  </semantics>
</math>
</file>

<file path=Object 2/content.xml><?xml version="1.0" encoding="utf-8"?>
<math xmlns="http://www.w3.org/1998/Math/MathML" display="block">
  <semantics>
    <mrow>
      <mrow>
        <mi mathvariant="italic">Ar</mi>
        <mo stretchy="false">=</mo>
        <mfrac>
          <mn>1</mn>
          <mrow>
            <mn>1</mn>
            <mo stretchy="false">−</mo>
            <mi>t</mi>
            <mo stretchy="false">+</mo>
            <mfrac>
              <mi>t</mi>
              <mi>k</mi>
            </mfrac>
          </mrow>
        </mfrac>
      </mrow>
      <mo stretchy="false">→</mo>
      <mrow>
        <mi mathvariant="italic">Ar</mi>
        <mo stretchy="false">=</mo>
        <mfrac>
          <mn>1</mn>
          <mrow>
            <mn>1</mn>
            <mo stretchy="false">−</mo>
            <mn>0.55</mn>
            <mo stretchy="false">+</mo>
            <mfrac>
              <mn>0.55</mn>
              <mn>5</mn>
            </mfrac>
          </mrow>
        </mfrac>
      </mrow>
      <mo stretchy="false">→</mo>
      <mrow>
        <mi mathvariant="italic">Ar</mi>
        <mo stretchy="false">=</mo>
        <mfrac>
          <mn>1</mn>
          <mrow>
            <mn>0.45</mn>
            <mo stretchy="false">+</mo>
            <mn>0.11</mn>
          </mrow>
        </mfrac>
      </mrow>
      <mo stretchy="false">→</mo>
      <mrow>
        <mi mathvariant="italic">Ar</mi>
        <mo stretchy="false">=</mo>
        <mfrac>
          <mn>1</mn>
          <mn>0.56</mn>
        </mfrac>
      </mrow>
      <mo stretchy="false">→</mo>
      <mrow>
        <mi mathvariant="italic">Ar</mi>
        <mo stretchy="false">=</mo>
        <mn>1.78</mn>
      </mrow>
    </mrow>
    <annotation encoding="StarMath 5.0">Ar = {1} over {1 - t + {t} over {k}} -&gt; Ar = {1} over {1 - 0.55 + {0.55} over {5}} -&gt; Ar = {1} over {0.45 + 0.11} -&gt; Ar = {1} over {0.56} -&gt; Ar = 1.78</annotation>
  </semantics>
</math>
</file>

<file path=Object 3/content.xml><?xml version="1.0" encoding="utf-8"?>
<math xmlns="http://www.w3.org/1998/Math/MathML" display="block">
  <semantics>
    <mrow>
      <mrow>
        <mi mathvariant="italic">Ar</mi>
        <mo stretchy="false">=</mo>
        <mfrac>
          <mn>1</mn>
          <mrow>
            <mn>1</mn>
            <mo stretchy="false">−</mo>
            <mn>0.55</mn>
          </mrow>
        </mfrac>
      </mrow>
      <mo stretchy="false">→</mo>
      <mrow>
        <mi mathvariant="italic">Ar</mi>
        <mo stretchy="false">=</mo>
        <mfrac>
          <mn>1</mn>
          <mn>0.45</mn>
        </mfrac>
      </mrow>
      <mo stretchy="false">→</mo>
      <mrow>
        <mi mathvariant="italic">Ar</mi>
        <mo stretchy="false">=</mo>
        <mn>2.22</mn>
      </mrow>
    </mrow>
    <annotation encoding="StarMath 5.0">Ar = {1} over {1 - 0.55} -&gt; Ar = {1} over {0.45} -&gt; Ar = 2.22</annotation>
  </semantics>
</math>
</file>

<file path=Object 4/content.xml><?xml version="1.0" encoding="utf-8"?>
<math xmlns="http://www.w3.org/1998/Math/MathML" display="block">
  <semantics>
    <mrow>
      <mfrac>
        <mn>2.22</mn>
        <mn>1.78</mn>
      </mfrac>
      <mo stretchy="false">=</mo>
      <mn>1.25</mn>
    </mrow>
    <annotation encoding="StarMath 5.0">{2.22} over {1.78} = 1.25</annotation>
  </semantics>
</math>
</file>